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leyman Muhammad </text:p>
      <text:p text:style-name="P4">Graduate Computer Engineer </text:p>
      <text:p text:style-name="Standard"><text:span text:style-name="T1">Villanova University</text:span> </text:p>
      <text:p text:style-name="Standard">Homework #2 Explanations </text:p>
      <text:p text:style-name="Standard"/>
      <text:p text:style-name="Standard">All source code and test output is located on the attached src document. The src document is fully functional and can be tested with a LISP interpreter.</text:p>
      <text:p text:style-name="Standard"/>
      <text:p text:style-name="P3">Problem #1)</text:p>
      <text:p text:style-name="Standard"/>
      <text:p text:style-name="Standard"><text:tab/>Answer on attached looseleaf.</text:p>
      <text:p text:style-name="Standard"/>
      <text:p text:style-name="P3">Problem #2) – EQUAL vs. EQL</text:p>
      <text:p text:style-name="P3"/>
      <text:p text:style-name="P1">a) <text:s/>3 and (+ 1 1 1)</text:p>
      <text:p text:style-name="P1"/>
      <text:p text:style-name="Standard"><text:span text:style-name="T4"><text:tab/></text:span><text:span text:style-name="T2">As I had originally expected both EQUAL and EQL return T. For EQUAL if two elements print the same T is returned and for EQL if two elements are the same object T is returned. These are the same object because integer values evaluate to themselves.</text:span></text:p>
      <text:p text:style-name="P1"/>
      <text:p text:style-name="P1">b) <text:s/>'(1 2) <text:s/>and '(1 2)</text:p>
      <text:p text:style-name="P1"/>
      <text:p text:style-name="Standard"><text:span text:style-name="T4"><text:tab/></text:span><text:span text:style-name="T2">Although the two elements print the same (making EQUAL true) the quote function called twice in one list makes two different objects making EQL return NIL.</text:span></text:p>
      <text:p text:style-name="P2"/>
      <text:p text:style-name="P1">c) <text:s/>nil and ()</text:p>
      <text:p text:style-name="P1"/>
      <text:p text:style-name="Standard"><text:span text:style-name="T4"><text:tab/></text:span><text:span text:style-name="T2">The empty list is the same object as NIL. As expected EQL and EQUAL both return T. It can be noted that if EQL returns T EQUAL will definitely return T as well.</text:span></text:p>
      <text:p text:style-name="Standard"/>
      <text:p text:style-name="P1">d) <text:s/>nil and '()</text:p>
      <text:p text:style-name="P1"/>
      <text:p text:style-name="Standard"><text:span text:style-name="T4"><text:tab/></text:span><text:span text:style-name="T2">My initial thought was that for the same reason as part b, since quote creates separate objects then they would make EQL return NIL. This is not true however because I had not accounted for the fact that NIL evaluates to itself making the two statements EQL and EQUAL.</text:span></text:p>
      <text:p text:style-name="P2"/>
      <text:p text:style-name="P1">e) <text:s/>5 and 5</text:p>
      <text:p text:style-name="P1"/>
      <text:p text:style-name="Standard"><text:span text:style-name="T4"><text:tab/></text:span><text:span text:style-name="T2">Of course they are both EQL and EQUAL because they are the same object and print the same.</text:span></text:p>
      <text:p text:style-name="P2"/>
      <text:p text:style-name="P1">f) <text:s/>(cons 'a nil) and '(a)</text:p>
      <text:p text:style-name="P1"/>
      <text:p text:style-name="Standard"><text:span text:style-name="T4"><text:tab/></text:span><text:span text:style-name="T2">As I expected EQL returns NIL because the cons object != quote object. Although EQL returns NIL, EQUAL returns T because the two objects print the same.</text:span></text:p>
      <text:p text:style-name="P2"/>
      <text:p text:style-name="P1">g) <text:s/>(cadr '(a b c)) and 'b</text:p>
      <text:p text:style-name="P1"/>
      <text:p text:style-name="Standard"><text:span text:style-name="T4"><text:tab/></text:span><text:span text:style-name="T2">Since CADR quotes the CAR of the CDR of a list EQL returns T =&gt; EQUAL returns T.</text:span></text:p>
      <text:p text:style-name="P2"><text:soft-page-break/></text:p>
      <text:p text:style-name="P1">h) <text:s/>1.2 and 1.20</text:p>
      <text:p text:style-name="P1"/>
      <text:p text:style-name="Standard"><text:span text:style-name="T4"><text:tab/></text:span><text:span text:style-name="T2">My first impression would be that they were not EQUAL because they should print differently and this would be the case if it was '(1.2) and '(1.20), but since they both evaluate to the same object 1.2, they both are EQL and EQUAL.</text:span></text:p>
      <text:p text:style-name="P2"/>
      <text:p text:style-name="P1">ADDITIONAL TESTS: (Variable Definition on src sheet)</text:p>
      <text:p text:style-name="P1"/>
      <text:p text:style-name="P1">i) xTEST and yTEST</text:p>
      <text:p text:style-name="P1"/>
      <text:p text:style-name="P1"><text:tab/><text:span text:style-name="T2">This was a test of integer globals and integer constants. Apparently from the output we can surmise that a global and a constant referencing an integer will both point to the same object</text:span></text:p>
      <text:p text:style-name="P1"/>
      <text:p text:style-name="P1">j) <text:s/>zTEST and wTEST</text:p>
      <text:p text:style-name="P1"/>
      <text:p text:style-name="P1"><text:tab/><text:span text:style-name="T2">This was a similar test of globals and constants but with letters. From the output we can figure out that although when printed out they are equal, two different objects will be created in their definitions</text:span></text:p>
      <text:p text:style-name="P1"/>
      <text:p text:style-name="P1">k) <text:s/>(cons '(a b) 'c) and (cons '(a b) '(c))</text:p>
      <text:p text:style-name="Standard"/>
      <text:p text:style-name="Standard"><text:tab/><text:span text:style-name="T2">This was a test of conses and dot lists. The conses neither print the same (!EQUAL), because of the dot-list quality of the first list, nor are they the same object (!EQL) which is given if they are not EQUAL.</text:span></text:p>
      <text:p text:style-name="Standard"/>
      <text:p text:style-name="P3">Problem #3) <text:s/>- replNZP ( Replace with N Z and P)</text:p>
      <text:p text:style-name="Standard"/>
      <text:p text:style-name="P3"><text:tab/><text:span text:style-name="T3">Answer located within the src document. I would like to note that I added the case in which the element was not in fact a number. In such a case the element is simply returned. My test function calls test these cases.</text:span></text:p>
      <text:p text:style-name="Standard"/>
      <text:p text:style-name="P3">Problem #4) - funcmax</text:p>
      <text:p text:style-name="P3"/>
      <text:p text:style-name="P3"><text:tab/><text:span text:style-name="T3">This problem looks much more difficult than it actually is. The thing I had to remember is that functions allow other functions to be their arguments, but treat them as any other structure. Once you realize that it is fairly simple. The answer is located on the src document. </text:span></text:p>
      <text:p text:style-name="P3"><text:span text:style-name="T3"/></text:p>
      <text:p text:style-name="P3"><text:span text:style-name="T3"><text:tab/>I have done two additional comparisons using </text:span><text:span text:style-name="T5">funcmax</text:span><text:span text:style-name="T3"> on 3 different functions; </text:span><text:span text:style-name="T5">h(n)</text:span><text:span text:style-name="T3"> = e^n, <text:s/></text:span><text:span text:style-name="T5">i(n)</text:span><text:span text:style-name="T3"> = 2^n, and </text:span><text:span text:style-name="T5">j(n)</text:span><text:span text:style-name="T3"> = 3^n. Before I explain my analysis of the results I must add that I did a small revision of </text:span><text:span text:style-name="T5">funcmax</text:span><text:span text:style-name="T3"> in which the association includes the function (func1 or func2) that the value belongs to. I have tested that the association is still functional in the final section of the src sheet. The first comparison was h(n) vs. i(n) which shows me that e^n is larger and grows &gt; or = the speed of i(n) for all integers 0&lt;n&lt;11. The second comparison shows that for h(n) vs. j(n) the results are the exact oppo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leyman Muhammad</meta:initial-creator>
    <meta:creation-date>2011-01-23T02:50:23</meta:creation-date>
    <dc:date>2011-01-31T11:19:07</dc:date>
    <dc:creator>Suleyman Muhammad</dc:creator>
    <meta:editing-duration>PT25H43M09S</meta:editing-duration>
    <meta:editing-cycles>18</meta:editing-cycles>
    <meta:generator>OpenOffice.org/3.2$Unix OpenOffice.org_project/320m12$Build-9483</meta:generator>
    <meta:document-statistic meta:table-count="0" meta:image-count="0" meta:object-count="0" meta:page-count="2" meta:paragraph-count="36" meta:word-count="706" meta:character-count="3770"/>
  </office:meta>
</office:document-meta>
</file>